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2.5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157.69pt"/>
    </style:style>
    <style:style style:name="co12" style:family="table-column">
      <style:table-column-properties fo:break-before="auto" style:column-width="163.9pt"/>
    </style:style>
    <style:style style:name="co13" style:family="table-column">
      <style:table-column-properties fo:break-before="auto" style:column-width="123.7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measurements_201803091052_topo1" table:style-name="ta1">
        <table:shapes>
          <draw:frame draw:z-index="0" draw:style-name="gr1" draw:text-style-name="P1" svg:width="453.46pt" svg:height="255.26pt" svg:x="394.55pt" svg:y="85.07pt">
            <loext:p draw:notify-on-update-of-ranges="benchmark_measurements_201803091052_topo1.D1:benchmark_measurements_201803091052_topo1.D1 benchmark_measurements_201803091052_topo1.D2:benchmark_measurements_201803091052_topo1.D84 benchmark_measurements_201803091052_topo1.J1:benchmark_measurements_201803091052_topo1.J1 benchmark_measurements_201803091052_topo1.J2:benchmark_measurements_201803091052_topo1.J84 benchmark_measurements_201803091052_topo1.K1:benchmark_measurements_201803091052_topo1.K1 benchmark_measurements_201803091052_topo1.K2:benchmark_measurements_201803091052_topo1.K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92.2pt" svg:y="97.11pt">
            <loext:p draw:notify-on-update-of-ranges="benchmark_measurements_201803091052_topo1.D1:benchmark_measurements_201803091052_topo1.D1 benchmark_measurements_201803091052_topo1.D2:benchmark_measurements_201803091052_topo1.D84 benchmark_measurements_201803091052_topo1.E1:benchmark_measurements_201803091052_topo1.E1 benchmark_measurements_201803091052_topo1.E2:benchmark_measurements_201803091052_topo1.E84 benchmark_measurements_201803091052_topo1.G1:benchmark_measurements_201803091052_topo1.G1 benchmark_measurements_201803091052_topo1.G2:benchmark_measurements_201803091052_topo1.G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PROV_METRICS</text:p>
          </table:table-cell>
          <table:table-cell office:value-type="string" calcext:value-type="string">
            <text:p>BUFFER_CAPAC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ET_IN</text:p>
          </table:table-cell>
          <table:table-cell office:value-type="string" calcext:value-type="string">
            <text:p>NET_IN_TYPE</text:p>
          </table:table-cell>
          <table:table-cell office:value-type="string" calcext:value-type="string">
            <text:p>NET_OUT</text:p>
          </table:table-cell>
          <table:table-cell office:value-type="string" calcext:value-type="string">
            <text:p>NET_OUT_TYPE</text:p>
          </table:table-cell>
          <table:table-cell office:value-type="string" calcext:value-type="string">
            <text:p>MSG_NUMBER</text:p>
          </table:table-cell>
          <table:table-cell office:value-type="string" calcext:value-type="string">
            <text:p>NORMALIZED_MSG_SIZE_IN</text:p>
          </table:table-cell>
          <table:table-cell office:value-type="string" calcext:value-type="string">
            <text:p>NORMALIZED_MSG_SIZE_OUT</text:p>
          </table:table-cell>
          <table:table-cell office:value-type="string" calcext:value-type="string">
            <text:p>NORMALIZED_MSG_SIZE_TYPE</text:p>
          </table:table-cell>
          <table:table-cell office:value-type="string" calcext:value-type="string">
            <text:p>BENCHMARK_RUNTIME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4.7" calcext:value-type="float">
            <text:p>284.7</text:p>
          </table:table-cell>
          <table:table-cell office:value-type="float" office:value="489.3" calcext:value-type="float">
            <text:p>489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7.8" calcext:value-type="float">
            <text:p>177.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3.2" calcext:value-type="float">
            <text:p>223.2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6.3" calcext:value-type="float">
            <text:p>386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3.2" calcext:value-type="float">
            <text:p>223.2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4.5" calcext:value-type="float">
            <text:p>224.5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2.4" calcext:value-type="float">
            <text:p>172.4</text:p>
          </table:table-cell>
          <table:table-cell office:value-type="float" office:value="431.8" calcext:value-type="float">
            <text:p>431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B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kB</text:p>
          </table:table-cell>
          <table:table-cell office:value-type="float" office:value="7300" calcext:value-type="float">
            <text:p>7300</text:p>
          </table:table-cell>
          <table:table-cell office:value-type="float" office:value="221.9" calcext:value-type="float">
            <text:p>221.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kB</text:p>
          </table:table-cell>
          <table:table-cell office:value-type="float" office:value="7300" calcext:value-type="float">
            <text:p>7300</text:p>
          </table:table-cell>
          <table:table-cell office:value-type="float" office:value="173.9" calcext:value-type="float">
            <text:p>173.9</text:p>
          </table:table-cell>
          <table:table-cell office:value-type="float" office:value="379.4" calcext:value-type="float">
            <text:p>37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7.2" calcext:value-type="float">
            <text:p>227.2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6.3" calcext:value-type="float">
            <text:p>386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k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15.2" calcext:value-type="float">
            <text:p>215.2</text:p>
          </table:table-cell>
          <table:table-cell office:value-type="float" office:value="267.3" calcext:value-type="float">
            <text:p>267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1.1" calcext:value-type="float">
            <text:p>171.1</text:p>
          </table:table-cell>
          <table:table-cell office:value-type="float" office:value="354.2" calcext:value-type="float">
            <text:p>354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k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6.9" calcext:value-type="float">
            <text:p>226.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2.5" calcext:value-type="float">
            <text:p>172.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kB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9.9" calcext:value-type="float">
            <text:p>229.9</text:p>
          </table:table-cell>
          <table:table-cell office:value-type="float" office:value="287.4" calcext:value-type="float">
            <text:p>287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2.4" calcext:value-type="float">
            <text:p>172.4</text:p>
          </table:table-cell>
          <table:table-cell office:value-type="float" office:value="383.6" calcext:value-type="float">
            <text:p>383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kB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6" calcext:value-type="float">
            <text:p>286</text:p>
          </table:table-cell>
          <table:table-cell office:value-type="float" office:value="491.9" calcext:value-type="float">
            <text:p>491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9.1" calcext:value-type="float">
            <text:p>179.1</text:p>
          </table:table-cell>
          <table:table-cell office:value-type="float" office:value="641.7" calcext:value-type="float">
            <text:p>641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1.9" calcext:value-type="float">
            <text:p>221.9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3.7" calcext:value-type="float">
            <text:p>223.7</text:p>
          </table:table-cell>
          <table:table-cell office:value-type="float" office:value="292.4" calcext:value-type="float">
            <text:p>292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385.4" calcext:value-type="float">
            <text:p>38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6.4" calcext:value-type="float">
            <text:p>226.4</text:p>
          </table:table-cell>
          <table:table-cell office:value-type="float" office:value="339.6" calcext:value-type="float">
            <text:p>33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kB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2.3" calcext:value-type="float">
            <text:p>222.3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78.7" calcext:value-type="float">
            <text:p>37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8.2" calcext:value-type="float">
            <text:p>228.2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kB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69.8" calcext:value-type="float">
            <text:p>169.8</text:p>
          </table:table-cell>
          <table:table-cell office:value-type="float" office:value="380.4" calcext:value-type="float">
            <text:p>38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k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15.6" calcext:value-type="float">
            <text:p>215.6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65.7" calcext:value-type="float">
            <text:p>165.7</text:p>
          </table:table-cell>
          <table:table-cell office:value-type="float" office:value="350.4" calcext:value-type="float">
            <text:p>35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6.4" calcext:value-type="float">
            <text:p>226.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2.5" calcext:value-type="float">
            <text:p>172.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9.1" calcext:value-type="float">
            <text:p>229.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5.2" calcext:value-type="float">
            <text:p>175.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3.4" calcext:value-type="float">
            <text:p>283.4</text:p>
          </table:table-cell>
          <table:table-cell office:value-type="float" office:value="490.6" calcext:value-type="float">
            <text:p>490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kB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2.3" calcext:value-type="float">
            <text:p>222.3</text:p>
          </table:table-cell>
          <table:table-cell office:value-type="float" office:value="296.4" calcext:value-type="float">
            <text:p>296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1.1" calcext:value-type="float">
            <text:p>171.1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kB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2.8" calcext:value-type="float">
            <text:p>222.8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2.5" calcext:value-type="float">
            <text:p>172.5</text:p>
          </table:table-cell>
          <table:table-cell office:value-type="float" office:value="380.4" calcext:value-type="float">
            <text:p>38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kB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5.9" calcext:value-type="float">
            <text:p>225.9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435.8" calcext:value-type="float">
            <text:p>43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1.9" calcext:value-type="float">
            <text:p>221.9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kB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8.6" calcext:value-type="float">
            <text:p>228.6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7.7" calcext:value-type="float">
            <text:p>387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16.5" calcext:value-type="float">
            <text:p>216.5</text:p>
          </table:table-cell>
          <table:table-cell office:value-type="float" office:value="267.3" calcext:value-type="float">
            <text:p>267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k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63.1" calcext:value-type="float">
            <text:p>163.1</text:p>
          </table:table-cell>
          <table:table-cell office:value-type="float" office:value="347.5" calcext:value-type="float">
            <text:p>347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k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6.9" calcext:value-type="float">
            <text:p>226.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5.2" calcext:value-type="float">
            <text:p>175.2</text:p>
          </table:table-cell>
          <table:table-cell office:value-type="float" office:value="381.7" calcext:value-type="float">
            <text:p>381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9.1" calcext:value-type="float">
            <text:p>229.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1.1" calcext:value-type="float">
            <text:p>171.1</text:p>
          </table:table-cell>
          <table:table-cell office:value-type="float" office:value="381.4" calcext:value-type="float">
            <text:p>381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1_noprov</text:p>
          </table:table-cell>
          <table:table-cell table:number-columns-repeated="2"/>
          <table:table-cell office:value-type="string" calcext:value-type="string">
            <text:p>gateway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56.3" calcext:value-type="float">
            <text:p>156.3</text:p>
          </table:table-cell>
          <table:table-cell office:value-type="float" office:value="202.1" calcext:value-type="float">
            <text:p>202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1_noprov</text:p>
          </table:table-cell>
          <table:table-cell table:number-columns-repeated="2"/>
          <table:table-cell office:value-type="string" calcext:value-type="string">
            <text:p>endpoint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7.3" calcext:value-type="float">
            <text:p>187.3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benchmark_measurements_201803091052_topo1.A1:benchmark_measurements_201803091052_topo1.M84" table:display-filter-buttons="true">
          <table:filter>
            <table:filter-and>
              <table:filter-condition table:field-number="0" table:value="topology_1_noprov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6:50:24.001065004</dc:date>
    <meta:editing-duration>PT8M45S</meta:editing-duration>
    <meta:editing-cycles>1</meta:editing-cycles>
    <meta:document-statistic meta:table-count="1" meta:cell-count="100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27cm" svg:y="0.316cm" chart:style-name="ch2">
          <text:p>Net I/O Stats per Message</text:p>
        </chart:title>
        <chart:subtitle svg:x="6.579cm" svg:y="1.275cm" chart:style-name="ch3">
          <text:p>No Provenance</text:p>
        </chart:subtitle>
        <chart:legend chart:legend-position="end" svg:x="10.507cm" svg:y="3.756cm" style:legend-expansion="high" chart:style-name="ch4"/>
        <chart:plot-area chart:style-name="ch5" table:cell-range-address="benchmark_measurements_201803091052_topo1.D1:benchmark_measurements_201803091052_topo1.D84 benchmark_measurements_201803091052_topo1.J1:benchmark_measurements_201803091052_topo1.K84" chart:data-source-has-labels="both" svg:x="1.33cm" svg:y="2.138cm" svg:width="8.858cm" svg:height="6.688cm">
          <chartooo:coordinate-region svg:x="2.137cm" svg:y="2.338cm" svg:width="8.051cm" svg:height="5.841cm"/>
          <chart:axis chart:dimension="x" chart:name="primary-x" chart:style-name="ch6" chartooo:axis-type="auto">
            <chartooo:date-scale/>
            <chart:categories table:cell-range-address="benchmark_measurements_201803091052_topo1.D2:benchmark_measurements_201803091052_topo1.D84"/>
          </chart:axis>
          <chart:axis chart:dimension="y" chart:name="primary-y" chart:style-name="ch7">
            <chart:title svg:x="0.451cm" svg:y="5.936cm" chart:style-name="ch8">
              <text:p>Bytes</text:p>
            </chart:title>
            <chart:grid chart:style-name="ch9" chart:class="major"/>
          </chart:axis>
          <chart:series chart:style-name="ch10" chart:values-cell-range-address="benchmark_measurements_201803091052_topo1.J2:benchmark_measurements_201803091052_topo1.J84" chart:label-cell-address="benchmark_measurements_201803091052_topo1.J1:benchmark_measurements_201803091052_topo1.J1" chart:class="chart:bar">
            <chart:data-point chart:repeated="2"/>
          </chart:series>
          <chart:series chart:style-name="ch11" chart:values-cell-range-address="benchmark_measurements_201803091052_topo1.K2:benchmark_measurements_201803091052_topo1.K84" chart:label-cell-address="benchmark_measurements_201803091052_topo1.K1:benchmark_measurements_201803091052_topo1.K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_MSG_SIZE_IN</text:p>
                <draw:g>
                  <svg:desc>benchmark_measurements_201803091052_topo1.J1:benchmark_measurements_201803091052_topo1.J1</svg:desc>
                </draw:g>
              </table:table-cell>
              <table:table-cell office:value-type="string">
                <text:p>NORMALIZED_MSG_SIZE_OUT</text:p>
                <draw:g>
                  <svg:desc>benchmark_measurements_201803091052_topo1.K1:benchmark_measurements_201803091052_topo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</text:p>
                <draw:g>
                  <svg:desc>benchmark_measurements_201803091052_topo1.D2:benchmark_measurements_201803091052_topo1.D84</svg:desc>
                </draw:g>
              </table:table-cell>
              <table:table-cell office:value-type="float" office:value="156.3">
                <text:p>156.3</text:p>
                <draw:g>
                  <svg:desc>benchmark_measurements_201803091052_topo1.J2:benchmark_measurements_201803091052_topo1.J84</svg:desc>
                </draw:g>
              </table:table-cell>
              <table:table-cell office:value-type="float" office:value="202.1">
                <text:p>202.1</text:p>
                <draw:g>
                  <svg:desc>benchmark_measurements_201803091052_topo1.K2:benchmark_measurements_201803091052_topo1.K84</svg:desc>
                </draw:g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187.3">
                <text:p>187.3</text:p>
              </table:table-cell>
              <table:table-cell office:value-type="float" office:value="71.1">
                <text:p>7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275cm" svg:y="0.316cm" chart:style-name="ch2">
          <text:p>Absolute Net I/O</text:p>
        </chart:title>
        <chart:subtitle svg:x="4.727cm" svg:y="1.275cm" chart:style-name="ch3">
          <text:p>for 7480 Messages (No Provenance)</text:p>
        </chart:subtitle>
        <chart:legend chart:legend-position="end" svg:x="13.655cm" svg:y="3.955cm" style:legend-expansion="high" chart:style-name="ch4"/>
        <chart:plot-area chart:style-name="ch5" table:cell-range-address="benchmark_measurements_201803091052_topo1.D1:benchmark_measurements_201803091052_topo1.E84 benchmark_measurements_201803091052_topo1.G1:benchmark_measurements_201803091052_topo1.G84" chart:data-source-has-labels="both" svg:x="1.33cm" svg:y="2.138cm" svg:width="12.006cm" svg:height="6.688cm">
          <chartooo:coordinate-region svg:x="2.322cm" svg:y="2.337cm" svg:width="11.014cm" svg:height="5.842cm"/>
          <chart:axis chart:dimension="x" chart:name="primary-x" chart:style-name="ch6" chartooo:axis-type="auto">
            <chartooo:date-scale/>
            <chart:categories table:cell-range-address="benchmark_measurements_201803091052_topo1.D2:benchmark_measurements_201803091052_topo1.D84"/>
          </chart:axis>
          <chart:axis chart:dimension="y" chart:name="primary-y" chart:style-name="ch7">
            <chart:title svg:x="0.451cm" svg:y="6.201cm" chart:style-name="ch8">
              <text:p>Kilobytes</text:p>
            </chart:title>
            <chart:grid chart:style-name="ch9" chart:class="major"/>
          </chart:axis>
          <chart:series chart:style-name="ch10" chart:values-cell-range-address="benchmark_measurements_201803091052_topo1.E2:benchmark_measurements_201803091052_topo1.E84" chart:label-cell-address="benchmark_measurements_201803091052_topo1.E1:benchmark_measurements_201803091052_topo1.E1" chart:class="chart:bar">
            <chart:data-point chart:repeated="2"/>
          </chart:series>
          <chart:series chart:style-name="ch11" chart:values-cell-range-address="benchmark_measurements_201803091052_topo1.G2:benchmark_measurements_201803091052_topo1.G84" chart:label-cell-address="benchmark_measurements_201803091052_topo1.G1:benchmark_measurements_201803091052_topo1.G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_IN</text:p>
                <draw:g>
                  <svg:desc>benchmark_measurements_201803091052_topo1.E1:benchmark_measurements_201803091052_topo1.E1</svg:desc>
                </draw:g>
              </table:table-cell>
              <table:table-cell office:value-type="string">
                <text:p>NET_OUT</text:p>
                <draw:g>
                  <svg:desc>benchmark_measurements_201803091052_topo1.G1:benchmark_measurements_201803091052_topo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</text:p>
                <draw:g>
                  <svg:desc>benchmark_measurements_201803091052_topo1.D2:benchmark_measurements_201803091052_topo1.D84</svg:desc>
                </draw:g>
              </table:table-cell>
              <table:table-cell office:value-type="float" office:value="1160">
                <text:p>1160</text:p>
                <draw:g>
                  <svg:desc>benchmark_measurements_201803091052_topo1.E2:benchmark_measurements_201803091052_topo1.E84</svg:desc>
                </draw:g>
              </table:table-cell>
              <table:table-cell office:value-type="float" office:value="1500">
                <text:p>1500</text:p>
                <draw:g>
                  <svg:desc>benchmark_measurements_201803091052_topo1.G2:benchmark_measurements_201803091052_topo1.G84</svg:desc>
                </draw:g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1390">
                <text:p>1390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